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5000"/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table:style-name="Default"/>
          <table:table-cell table:style-name="Default" office:value-type="string">
            <text:p>Populacja</text:p>
          </table:table-cell>
          <table:table-cell table:style-name="Default" table:number-columns-repeated="3"/>
          <table:table-cell table:style-name="Default" office:value-type="string">
            <text:p>Współ.</text:p>
          </table:table-cell>
          <table:table-cell table:style-name="Default" office:value-type="string">
            <text:p>Współ.</text:p>
          </table:table-cell>
          <table:table-cell table:style-name="Default" office:value-type="string">
            <text:p>Przyrost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>
            <text:p>(w tys..</text:p>
          </table:table-cell>
          <table:table-cell table:style-name="Default" office:value-type="string">
            <text:p>Urodzenia</text:p>
          </table:table-cell>
          <table:table-cell table:style-name="Default" office:value-type="string">
            <text:p>Zgony</text:p>
          </table:table-cell>
          <table:table-cell table:style-name="Default" office:value-type="string">
            <text:p>Przyrost</text:p>
          </table:table-cell>
          <table:table-cell table:style-name="Default" office:value-type="string">
            <text:p>urodzeń żywych</text:p>
          </table:table-cell>
          <table:table-cell table:style-name="Default" office:value-type="string">
            <text:p>zgonów</text:p>
          </table:table-cell>
          <table:table-cell table:style-name="Default" office:value-type="string">
            <text:p>naturalny</text:p>
          </table:table-cell>
          <table:table-cell table:style-name="Default" office:value-type="string">
            <text:p>Dzietność </text:p>
          </table:table-cell>
          <table:table-cell table:style-name="Default" office:value-type="string">
            <text:p>Imigracja </text:p>
          </table:table-cell>
          <table:table-cell table:style-name="Default" office:value-type="string">
            <text:p>Emigracja </text:p>
          </table:table-cell>
          <table:table-cell table:style-name="Default" office:value-type="string">
            <text:p>Saldo</text:p>
          </table:table-cell>
        </table:table-row>
        <table:table-row table:style-name="ro2">
          <table:table-cell table:style-name="ce1" office:value-type="string">
            <text:p>Rok </text:p>
          </table:table-cell>
          <table:table-cell table:style-name="Default" office:value-type="string">
            <text:p>stan na 31.12.) </text:p>
          </table:table-cell>
          <table:table-cell table:style-name="Default" office:value-type="string">
            <text:p>żywe </text:p>
          </table:table-cell>
          <table:table-cell table:style-name="Default" office:value-type="string">
            <text:p>ogółem </text:p>
          </table:table-cell>
          <table:table-cell table:style-name="Default" office:value-type="string">
            <text:p>naturalny </text:p>
          </table:table-cell>
          <table:table-cell table:style-name="Default" office:value-type="string">
            <text:p>(na 1000) </text:p>
          </table:table-cell>
          <table:table-cell table:style-name="Default" office:value-type="string">
            <text:p>(na 1000) </text:p>
          </table:table-cell>
          <table:table-cell table:style-name="Default" office:value-type="string">
            <text:p>(na 1000) </text:p>
          </table:table-cell>
          <table:table-cell table:style-name="Default" table:number-columns-repeated="3"/>
          <table:table-cell table:style-name="Default" office:value-type="string">
            <text:p>migracji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23640">
            <text:p>23640</text:p>
          </table:table-cell>
          <table:table-cell office:value-type="float" office:value="622500">
            <text:p>622500</text:p>
          </table:table-cell>
          <table:table-cell office:value-type="float" office:value="241800">
            <text:p>241800</text:p>
          </table:table-cell>
          <table:table-cell office:value-type="float" office:value="380700">
            <text:p>380700</text:p>
          </table:table-cell>
          <table:table-cell office:value-type="float" office:value="26.2">
            <text:p>26.2</text:p>
          </table:table-cell>
          <table:table-cell office:value-type="float" office:value="10.2">
            <text:p>10.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23754">
            <text:p>23754</text:p>
          </table:table-cell>
          <table:table-cell office:value-type="float" office:value="681200">
            <text:p>681200</text:p>
          </table:table-cell>
          <table:table-cell office:value-type="float" office:value="258400">
            <text:p>258400</text:p>
          </table:table-cell>
          <table:table-cell office:value-type="float" office:value="422800">
            <text:p>422800</text:p>
          </table:table-cell>
          <table:table-cell office:value-type="float" office:value="28.7">
            <text:p>28.7</text:p>
          </table:table-cell>
          <table:table-cell office:value-type="float" office:value="10.9">
            <text:p>10.9</text:p>
          </table:table-cell>
          <table:table-cell office:value-type="float" office:value="17.8">
            <text:p>17.8</text:p>
          </table:table-cell>
          <table:table-cell table:number-columns-repeated="4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24211">
            <text:p>24211</text:p>
          </table:table-cell>
          <table:table-cell office:value-type="float" office:value="704800">
            <text:p>704800</text:p>
          </table:table-cell>
          <table:table-cell office:value-type="float" office:value="267300">
            <text:p>267300</text:p>
          </table:table-cell>
          <table:table-cell office:value-type="float" office:value="437500">
            <text:p>437500</text:p>
          </table:table-cell>
          <table:table-cell office:value-type="float" office:value="29.4">
            <text:p>29.4</text:p>
          </table:table-cell>
          <table:table-cell office:value-type="float" office:value="11.2">
            <text:p>11.2</text:p>
          </table:table-cell>
          <table:table-cell office:value-type="float" office:value="18.2">
            <text:p>18.2</text:p>
          </table:table-cell>
          <table:table-cell table:number-columns-repeated="4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24613">
            <text:p>24613</text:p>
          </table:table-cell>
          <table:table-cell office:value-type="float" office:value="725100">
            <text:p>725100</text:p>
          </table:table-cell>
          <table:table-cell office:value-type="float" office:value="280500">
            <text:p>280500</text:p>
          </table:table-cell>
          <table:table-cell office:value-type="float" office:value="444600">
            <text:p>444600</text:p>
          </table:table-cell>
          <table:table-cell office:value-type="float" office:value="29.7">
            <text:p>29.7</text:p>
          </table:table-cell>
          <table:table-cell office:value-type="float" office:value="11.5">
            <text:p>11.5</text:p>
          </table:table-cell>
          <table:table-cell office:value-type="float" office:value="18.2">
            <text:p>18.2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5035">
            <text:p>25035</text:p>
          </table:table-cell>
          <table:table-cell office:value-type="float" office:value="763100">
            <text:p>763100</text:p>
          </table:table-cell>
          <table:table-cell office:value-type="float" office:value="288700">
            <text:p>288700</text:p>
          </table:table-cell>
          <table:table-cell office:value-type="float" office:value="474400">
            <text:p>474400</text:p>
          </table:table-cell>
          <table:table-cell office:value-type="float" office:value="30.7">
            <text:p>30.7</text:p>
          </table:table-cell>
          <table:table-cell office:value-type="float" office:value="11.6">
            <text:p>11.6</text:p>
          </table:table-cell>
          <table:table-cell office:value-type="float" office:value="19.1">
            <text:p>19.1</text:p>
          </table:table-cell>
          <table:table-cell table:number-columns-repeated="4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5507">
            <text:p>25507</text:p>
          </table:table-cell>
          <table:table-cell office:value-type="float" office:value="783600">
            <text:p>783600</text:p>
          </table:table-cell>
          <table:table-cell office:value-type="float" office:value="312300">
            <text:p>312300</text:p>
          </table:table-cell>
          <table:table-cell office:value-type="float" office:value="471300">
            <text:p>471300</text:p>
          </table:table-cell>
          <table:table-cell office:value-type="float" office:value="31">
            <text:p>31</text:p>
          </table:table-cell>
          <table:table-cell office:value-type="float" office:value="12.4">
            <text:p>12.4</text:p>
          </table:table-cell>
          <table:table-cell office:value-type="float" office:value="18.6">
            <text:p>18.6</text:p>
          </table:table-cell>
          <table:table-cell table:number-columns-repeated="4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5999">
            <text:p>25999</text:p>
          </table:table-cell>
          <table:table-cell office:value-type="float" office:value="779000">
            <text:p>779000</text:p>
          </table:table-cell>
          <table:table-cell office:value-type="float" office:value="286700">
            <text:p>286700</text:p>
          </table:table-cell>
          <table:table-cell office:value-type="float" office:value="492300">
            <text:p>492300</text:p>
          </table:table-cell>
          <table:table-cell office:value-type="float" office:value="30.2">
            <text:p>30.2</text:p>
          </table:table-cell>
          <table:table-cell office:value-type="float" office:value="11.1">
            <text:p>11.1</text:p>
          </table:table-cell>
          <table:table-cell office:value-type="float" office:value="19.1">
            <text:p>19.1</text:p>
          </table:table-cell>
          <table:table-cell table:number-columns-repeated="4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6511">
            <text:p>26511</text:p>
          </table:table-cell>
          <table:table-cell office:value-type="float" office:value="779000">
            <text:p>779000</text:p>
          </table:table-cell>
          <table:table-cell office:value-type="float" office:value="266500">
            <text:p>266500</text:p>
          </table:table-cell>
          <table:table-cell office:value-type="float" office:value="512500">
            <text:p>512500</text:p>
          </table:table-cell>
          <table:table-cell office:value-type="float" office:value="29.7">
            <text:p>29.7</text:p>
          </table:table-cell>
          <table:table-cell office:value-type="float" office:value="10.2">
            <text:p>10.2</text:p>
          </table:table-cell>
          <table:table-cell office:value-type="float" office:value="19.5">
            <text:p>19.5</text:p>
          </table:table-cell>
          <table:table-cell table:number-columns-repeated="4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012">
            <text:p>27012</text:p>
          </table:table-cell>
          <table:table-cell office:value-type="float" office:value="778100">
            <text:p>778100</text:p>
          </table:table-cell>
          <table:table-cell office:value-type="float" office:value="276400">
            <text:p>276400</text:p>
          </table:table-cell>
          <table:table-cell office:value-type="float" office:value="501700">
            <text:p>501700</text:p>
          </table:table-cell>
          <table:table-cell office:value-type="float" office:value="29.1">
            <text:p>29.1</text:p>
          </table:table-cell>
          <table:table-cell office:value-type="float" office:value="10.3">
            <text:p>10.3</text:p>
          </table:table-cell>
          <table:table-cell office:value-type="float" office:value="18.8">
            <text:p>18.8</text:p>
          </table:table-cell>
          <table:table-cell table:number-columns-repeated="4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7550">
            <text:p>27550</text:p>
          </table:table-cell>
          <table:table-cell office:value-type="float" office:value="793800">
            <text:p>793800</text:p>
          </table:table-cell>
          <table:table-cell office:value-type="float" office:value="261600">
            <text:p>261600</text:p>
          </table:table-cell>
          <table:table-cell office:value-type="float" office:value="532200">
            <text:p>532200</text:p>
          </table:table-cell>
          <table:table-cell office:value-type="float" office:value="29.1">
            <text:p>29.1</text:p>
          </table:table-cell>
          <table:table-cell office:value-type="float" office:value="9.6">
            <text:p>9.6</text:p>
          </table:table-cell>
          <table:table-cell office:value-type="float" office:value="19.5">
            <text:p>19.5</text:p>
          </table:table-cell>
          <table:table-cell table:number-columns-repeated="4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8080">
            <text:p>28080</text:p>
          </table:table-cell>
          <table:table-cell office:value-type="float" office:value="779800">
            <text:p>779800</text:p>
          </table:table-cell>
          <table:table-cell office:value-type="float" office:value="249600">
            <text:p>249600</text:p>
          </table:table-cell>
          <table:table-cell office:value-type="float" office:value="530200">
            <text:p>530200</text:p>
          </table:table-cell>
          <table:table-cell office:value-type="float" office:value="28.1">
            <text:p>28.1</text:p>
          </table:table-cell>
          <table:table-cell office:value-type="float" office:value="9">
            <text:p>9</text:p>
          </table:table-cell>
          <table:table-cell office:value-type="float" office:value="19.1">
            <text:p>19.1</text:p>
          </table:table-cell>
          <table:table-cell table:number-columns-repeated="4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8540">
            <text:p>28540</text:p>
          </table:table-cell>
          <table:table-cell office:value-type="float" office:value="782300">
            <text:p>782300</text:p>
          </table:table-cell>
          <table:table-cell office:value-type="float" office:value="269100">
            <text:p>269100</text:p>
          </table:table-cell>
          <table:table-cell office:value-type="float" office:value="513200">
            <text:p>513200</text:p>
          </table:table-cell>
          <table:table-cell office:value-type="float" office:value="27.6">
            <text:p>27.6</text:p>
          </table:table-cell>
          <table:table-cell office:value-type="float" office:value="9.5">
            <text:p>9.5</text:p>
          </table:table-cell>
          <table:table-cell office:value-type="float" office:value="18.1">
            <text:p>18.1</text:p>
          </table:table-cell>
          <table:table-cell table:number-columns-repeated="4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9000">
            <text:p>29000</text:p>
          </table:table-cell>
          <table:table-cell office:value-type="float" office:value="755500">
            <text:p>755500</text:p>
          </table:table-cell>
          <table:table-cell office:value-type="float" office:value="241400">
            <text:p>241400</text:p>
          </table:table-cell>
          <table:table-cell office:value-type="float" office:value="514100">
            <text:p>514100</text:p>
          </table:table-cell>
          <table:table-cell office:value-type="float" office:value="26.3">
            <text:p>26.3</text:p>
          </table:table-cell>
          <table:table-cell office:value-type="float" office:value="8.4">
            <text:p>8.4</text:p>
          </table:table-cell>
          <table:table-cell office:value-type="float" office:value="17.9">
            <text:p>17.9</text:p>
          </table:table-cell>
          <table:table-cell table:number-columns-repeated="4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9480">
            <text:p>29480</text:p>
          </table:table-cell>
          <table:table-cell office:value-type="float" office:value="722900">
            <text:p>722900</text:p>
          </table:table-cell>
          <table:table-cell office:value-type="float" office:value="252400">
            <text:p>252400</text:p>
          </table:table-cell>
          <table:table-cell office:value-type="float" office:value="470500">
            <text:p>470500</text:p>
          </table:table-cell>
          <table:table-cell office:value-type="float" office:value="24.7">
            <text:p>24.7</text:p>
          </table:table-cell>
          <table:table-cell office:value-type="float" office:value="8.6">
            <text:p>8.6</text:p>
          </table:table-cell>
          <table:table-cell office:value-type="float" office:value="16.1">
            <text:p>16.1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795">
            <text:p>29795</text:p>
          </table:table-cell>
          <table:table-cell office:value-type="float" office:value="669500">
            <text:p>669500</text:p>
          </table:table-cell>
          <table:table-cell office:value-type="float" office:value="224200">
            <text:p>224200</text:p>
          </table:table-cell>
          <table:table-cell office:value-type="float" office:value="445300">
            <text:p>445300</text:p>
          </table:table-cell>
          <table:table-cell office:value-type="float" office:value="22.6">
            <text:p>22.6</text:p>
          </table:table-cell>
          <table:table-cell office:value-type="float" office:value="7.6">
            <text:p>7.6</text:p>
          </table:table-cell>
          <table:table-cell office:value-type="float" office:value="15">
            <text:p>15</text:p>
          </table:table-cell>
          <table:table-cell office:value-type="float" office:value="2.98">
            <text:p>2.98</text:p>
          </table:table-cell>
          <table:table-cell table:number-columns-repeated="3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30133">
            <text:p>30133</text:p>
          </table:table-cell>
          <table:table-cell office:value-type="float" office:value="627600">
            <text:p>627600</text:p>
          </table:table-cell>
          <table:table-cell office:value-type="float" office:value="227700">
            <text:p>227700</text:p>
          </table:table-cell>
          <table:table-cell office:value-type="float" office:value="399900">
            <text:p>399900</text:p>
          </table:table-cell>
          <table:table-cell office:value-type="float" office:value="20.9">
            <text:p>20.9</text:p>
          </table:table-cell>
          <table:table-cell office:value-type="float" office:value="7.6">
            <text:p>7.6</text:p>
          </table:table-cell>
          <table:table-cell office:value-type="float" office:value="13.3">
            <text:p>13.3</text:p>
          </table:table-cell>
          <table:table-cell office:value-type="float" office:value="2.83">
            <text:p>2.83</text:p>
          </table:table-cell>
          <table:table-cell table:number-columns-repeated="3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30484">
            <text:p>30484</text:p>
          </table:table-cell>
          <table:table-cell office:value-type="float" office:value="599500">
            <text:p>599500</text:p>
          </table:table-cell>
          <table:table-cell office:value-type="float" office:value="239200">
            <text:p>239200</text:p>
          </table:table-cell>
          <table:table-cell office:value-type="float" office:value="360300">
            <text:p>360300</text:p>
          </table:table-cell>
          <table:table-cell office:value-type="float" office:value="19.8">
            <text:p>19.8</text:p>
          </table:table-cell>
          <table:table-cell office:value-type="float" office:value="7.9">
            <text:p>7.9</text:p>
          </table:table-cell>
          <table:table-cell office:value-type="float" office:value="11.9">
            <text:p>11.9</text:p>
          </table:table-cell>
          <table:table-cell office:value-type="float" office:value="2.72">
            <text:p>2.72</text:p>
          </table:table-cell>
          <table:table-cell table:number-columns-repeated="3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30940">
            <text:p>30940</text:p>
          </table:table-cell>
          <table:table-cell office:value-type="float" office:value="589300">
            <text:p>589300</text:p>
          </table:table-cell>
          <table:table-cell office:value-type="float" office:value="231200">
            <text:p>231200</text:p>
          </table:table-cell>
          <table:table-cell office:value-type="float" office:value="358100">
            <text:p>358100</text:p>
          </table:table-cell>
          <table:table-cell office:value-type="float" office:value="19.2">
            <text:p>19.2</text:p>
          </table:table-cell>
          <table:table-cell office:value-type="float" office:value="7.5">
            <text:p>7.5</text:p>
          </table:table-cell>
          <table:table-cell office:value-type="float" office:value="11.7">
            <text:p>11.7</text:p>
          </table:table-cell>
          <table:table-cell office:value-type="float" office:value="2.7">
            <text:p>2.7</text:p>
          </table:table-cell>
          <table:table-cell table:number-columns-repeated="3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31339">
            <text:p>31339</text:p>
          </table:table-cell>
          <table:table-cell office:value-type="float" office:value="563900">
            <text:p>563900</text:p>
          </table:table-cell>
          <table:table-cell office:value-type="float" office:value="237000">
            <text:p>237000</text:p>
          </table:table-cell>
          <table:table-cell office:value-type="float" office:value="326900">
            <text:p>326900</text:p>
          </table:table-cell>
          <table:table-cell office:value-type="float" office:value="18.1">
            <text:p>18.1</text:p>
          </table:table-cell>
          <table:table-cell office:value-type="float" office:value="7.6">
            <text:p>7.6</text:p>
          </table:table-cell>
          <table:table-cell office:value-type="float" office:value="10.5">
            <text:p>10.5</text:p>
          </table:table-cell>
          <table:table-cell office:value-type="float" office:value="2.57">
            <text:p>2.57</text:p>
          </table:table-cell>
          <table:table-cell table:number-columns-repeated="3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31551">
            <text:p>31551</text:p>
          </table:table-cell>
          <table:table-cell office:value-type="float" office:value="547400">
            <text:p>547400</text:p>
          </table:table-cell>
          <table:table-cell office:value-type="float" office:value="233400">
            <text:p>233400</text:p>
          </table:table-cell>
          <table:table-cell office:value-type="float" office:value="314000">
            <text:p>314000</text:p>
          </table:table-cell>
          <table:table-cell office:value-type="float" office:value="17.4">
            <text:p>17.4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2.52">
            <text:p>2.52</text:p>
          </table:table-cell>
          <table:table-cell table:number-columns-repeated="3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1811">
            <text:p>31811</text:p>
          </table:table-cell>
          <table:table-cell office:value-type="float" office:value="531300">
            <text:p>531300</text:p>
          </table:table-cell>
          <table:table-cell office:value-type="float" office:value="233900">
            <text:p>233900</text:p>
          </table:table-cell>
          <table:table-cell office:value-type="float" office:value="297400">
            <text:p>297400</text:p>
          </table:table-cell>
          <table:table-cell office:value-type="float" office:value="16.8">
            <text:p>16.8</text:p>
          </table:table-cell>
          <table:table-cell office:value-type="float" office:value="7.4">
            <text:p>7.4</text:p>
          </table:table-cell>
          <table:table-cell office:value-type="float" office:value="9.4">
            <text:p>9.4</text:p>
          </table:table-cell>
          <table:table-cell office:value-type="float" office:value="2.33">
            <text:p>2.33</text:p>
          </table:table-cell>
          <table:table-cell table:number-columns-repeated="3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163">
            <text:p>32163</text:p>
          </table:table-cell>
          <table:table-cell office:value-type="float" office:value="521800">
            <text:p>521800</text:p>
          </table:table-cell>
          <table:table-cell office:value-type="float" office:value="249100">
            <text:p>249100</text:p>
          </table:table-cell>
          <table:table-cell office:value-type="float" office:value="272700">
            <text:p>272700</text:p>
          </table:table-cell>
          <table:table-cell office:value-type="float" office:value="16.3">
            <text:p>16.3</text:p>
          </table:table-cell>
          <table:table-cell office:value-type="float" office:value="7.8">
            <text:p>7.8</text:p>
          </table:table-cell>
          <table:table-cell office:value-type="float" office:value="8.5">
            <text:p>8.5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2426">
            <text:p>32426</text:p>
          </table:table-cell>
          <table:table-cell office:value-type="float" office:value="525800">
            <text:p>525800</text:p>
          </table:table-cell>
          <table:table-cell office:value-type="float" office:value="245700">
            <text:p>245700</text:p>
          </table:table-cell>
          <table:table-cell office:value-type="float" office:value="280100">
            <text:p>280100</text:p>
          </table:table-cell>
          <table:table-cell office:value-type="float" office:value="16.2">
            <text:p>16.2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2.24">
            <text:p>2.24</text:p>
          </table:table-cell>
          <table:table-cell table:number-columns-repeated="3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2671">
            <text:p>32671</text:p>
          </table:table-cell>
          <table:table-cell office:value-type="float" office:value="532800">
            <text:p>532800</text:p>
          </table:table-cell>
          <table:table-cell office:value-type="float" office:value="264500">
            <text:p>264500</text:p>
          </table:table-cell>
          <table:table-cell office:value-type="float" office:value="268300">
            <text:p>268300</text:p>
          </table:table-cell>
          <table:table-cell office:value-type="float" office:value="16.3">
            <text:p>16.3</text:p>
          </table:table-cell>
          <table:table-cell office:value-type="float" office:value="8.1">
            <text:p>8.1</text:p>
          </table:table-cell>
          <table:table-cell office:value-type="float" office:value="8.2">
            <text:p>8.2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2658">
            <text:p>32658</text:p>
          </table:table-cell>
          <table:table-cell office:value-type="float" office:value="547800">
            <text:p>547800</text:p>
          </table:table-cell>
          <table:table-cell office:value-type="float" office:value="268600">
            <text:p>268600</text:p>
          </table:table-cell>
          <table:table-cell office:value-type="float" office:value="279200">
            <text:p>279200</text:p>
          </table:table-cell>
          <table:table-cell office:value-type="float" office:value="16.8">
            <text:p>16.8</text:p>
          </table:table-cell>
          <table:table-cell office:value-type="float" office:value="8.3">
            <text:p>8.3</text:p>
          </table:table-cell>
          <table:table-cell office:value-type="float" office:value="8.5">
            <text:p>8.5</text:p>
          </table:table-cell>
          <table:table-cell office:value-type="float" office:value="2.22">
            <text:p>2.22</text:p>
          </table:table-cell>
          <table:table-cell table:number-columns-repeated="3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2909">
            <text:p>32909</text:p>
          </table:table-cell>
          <table:table-cell office:value-type="float" office:value="564400">
            <text:p>564400</text:p>
          </table:table-cell>
          <table:table-cell office:value-type="float" office:value="285800">
            <text:p>285800</text:p>
          </table:table-cell>
          <table:table-cell office:value-type="float" office:value="278600">
            <text:p>278600</text:p>
          </table:table-cell>
          <table:table-cell office:value-type="float" office:value="17.2">
            <text:p>17.2</text:p>
          </table:table-cell>
          <table:table-cell office:value-type="float" office:value="8.7">
            <text:p>8.7</text:p>
          </table:table-cell>
          <table:table-cell office:value-type="float" office:value="8.5">
            <text:p>8.5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3202">
            <text:p>33202</text:p>
          </table:table-cell>
          <table:table-cell office:value-type="float" office:value="577900">
            <text:p>577900</text:p>
          </table:table-cell>
          <table:table-cell office:value-type="float" office:value="267400">
            <text:p>267400</text:p>
          </table:table-cell>
          <table:table-cell office:value-type="float" office:value="310500">
            <text:p>310500</text:p>
          </table:table-cell>
          <table:table-cell office:value-type="float" office:value="17.5">
            <text:p>17.5</text:p>
          </table:table-cell>
          <table:table-cell office:value-type="float" office:value="8.1">
            <text:p>8.1</text:p>
          </table:table-cell>
          <table:table-cell office:value-type="float" office:value="9.4">
            <text:p>9.4</text:p>
          </table:table-cell>
          <table:table-cell office:value-type="float" office:value="2.24">
            <text:p>2.24</text:p>
          </table:table-cell>
          <table:table-cell table:number-columns-repeated="3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3512">
            <text:p>33512</text:p>
          </table:table-cell>
          <table:table-cell office:value-type="float" office:value="600900">
            <text:p>600900</text:p>
          </table:table-cell>
          <table:table-cell office:value-type="float" office:value="279500">
            <text:p>279500</text:p>
          </table:table-cell>
          <table:table-cell office:value-type="float" office:value="321400">
            <text:p>321400</text:p>
          </table:table-cell>
          <table:table-cell office:value-type="float" office:value="18">
            <text:p>18</text:p>
          </table:table-cell>
          <table:table-cell office:value-type="float" office:value="8.4">
            <text:p>8.4</text:p>
          </table:table-cell>
          <table:table-cell office:value-type="float" office:value="9.6">
            <text:p>9.6</text:p>
          </table:table-cell>
          <table:table-cell office:value-type="float" office:value="2.24">
            <text:p>2.24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3846">
            <text:p>33846</text:p>
          </table:table-cell>
          <table:table-cell office:value-type="float" office:value="623700">
            <text:p>623700</text:p>
          </table:table-cell>
          <table:table-cell office:value-type="float" office:value="279700">
            <text:p>279700</text:p>
          </table:table-cell>
          <table:table-cell office:value-type="float" office:value="344000">
            <text:p>344000</text:p>
          </table:table-cell>
          <table:table-cell office:value-type="float" office:value="18.5">
            <text:p>18.5</text:p>
          </table:table-cell>
          <table:table-cell office:value-type="float" office:value="8.3">
            <text:p>8.3</text:p>
          </table:table-cell>
          <table:table-cell office:value-type="float" office:value="10.2">
            <text:p>10.2</text:p>
          </table:table-cell>
          <table:table-cell office:value-type="float" office:value="2.26">
            <text:p>2.26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4185">
            <text:p>34185</text:p>
          </table:table-cell>
          <table:table-cell office:value-type="float" office:value="646400">
            <text:p>646400</text:p>
          </table:table-cell>
          <table:table-cell office:value-type="float" office:value="299500">
            <text:p>299500</text:p>
          </table:table-cell>
          <table:table-cell office:value-type="float" office:value="346900">
            <text:p>346900</text:p>
          </table:table-cell>
          <table:table-cell office:value-type="float" office:value="19">
            <text:p>19</text:p>
          </table:table-cell>
          <table:table-cell office:value-type="float" office:value="8.8">
            <text:p>8.8</text:p>
          </table:table-cell>
          <table:table-cell office:value-type="float" office:value="10.2">
            <text:p>10.2</text:p>
          </table:table-cell>
          <table:table-cell office:value-type="float" office:value="2.27">
            <text:p>2.27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4528">
            <text:p>34528</text:p>
          </table:table-cell>
          <table:table-cell office:value-type="float" office:value="672800">
            <text:p>672800</text:p>
          </table:table-cell>
          <table:table-cell office:value-type="float" office:value="306800">
            <text:p>306800</text:p>
          </table:table-cell>
          <table:table-cell office:value-type="float" office:value="366000">
            <text:p>366000</text:p>
          </table:table-cell>
          <table:table-cell office:value-type="float" office:value="19.6">
            <text:p>19.6</text:p>
          </table:table-cell>
          <table:table-cell office:value-type="float" office:value="8.9">
            <text:p>8.9</text:p>
          </table:table-cell>
          <table:table-cell office:value-type="float" office:value="10.7">
            <text:p>10.7</text:p>
          </table:table-cell>
          <table:table-cell office:value-type="float" office:value="2.302">
            <text:p>2.302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4850">
            <text:p>34850</text:p>
          </table:table-cell>
          <table:table-cell office:value-type="float" office:value="665200">
            <text:p>665200</text:p>
          </table:table-cell>
          <table:table-cell office:value-type="float" office:value="315600">
            <text:p>315600</text:p>
          </table:table-cell>
          <table:table-cell office:value-type="float" office:value="349600">
            <text:p>349600</text:p>
          </table:table-cell>
          <table:table-cell office:value-type="float" office:value="19.2">
            <text:p>19.2</text:p>
          </table:table-cell>
          <table:table-cell office:value-type="float" office:value="9.1">
            <text:p>9.1</text:p>
          </table:table-cell>
          <table:table-cell office:value-type="float" office:value="10.1">
            <text:p>10.1</text:p>
          </table:table-cell>
          <table:table-cell office:value-type="float" office:value="2.23">
            <text:p>2.23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5081">
            <text:p>35081</text:p>
          </table:table-cell>
          <table:table-cell office:value-type="float" office:value="669300">
            <text:p>669300</text:p>
          </table:table-cell>
          <table:table-cell office:value-type="float" office:value="328100">
            <text:p>328100</text:p>
          </table:table-cell>
          <table:table-cell office:value-type="float" office:value="341200">
            <text:p>341200</text:p>
          </table:table-cell>
          <table:table-cell office:value-type="float" office:value="19.1">
            <text:p>19.1</text:p>
          </table:table-cell>
          <table:table-cell office:value-type="float" office:value="9.4">
            <text:p>9.4</text:p>
          </table:table-cell>
          <table:table-cell office:value-type="float" office:value="9.7">
            <text:p>9.7</text:p>
          </table:table-cell>
          <table:table-cell office:value-type="float" office:value="2.205">
            <text:p>2.205</text:p>
          </table:table-cell>
          <table:table-cell table:number-columns-repeated="3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5414">
            <text:p>35414</text:p>
          </table:table-cell>
          <table:table-cell office:value-type="float" office:value="691300">
            <text:p>691300</text:p>
          </table:table-cell>
          <table:table-cell office:value-type="float" office:value="326000">
            <text:p>326000</text:p>
          </table:table-cell>
          <table:table-cell office:value-type="float" office:value="365300">
            <text:p>365300</text:p>
          </table:table-cell>
          <table:table-cell office:value-type="float" office:value="19.6">
            <text:p>19.6</text:p>
          </table:table-cell>
          <table:table-cell office:value-type="float" office:value="9.3">
            <text:p>9.3</text:p>
          </table:table-cell>
          <table:table-cell office:value-type="float" office:value="10.3">
            <text:p>10.3</text:p>
          </table:table-cell>
          <table:table-cell office:value-type="float" office:value="2.28">
            <text:p>2.28</text:p>
          </table:table-cell>
          <table:table-cell table:number-columns-repeated="3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5735">
            <text:p>35735</text:p>
          </table:table-cell>
          <table:table-cell office:value-type="float" office:value="695800">
            <text:p>695800</text:p>
          </table:table-cell>
          <table:table-cell office:value-type="float" office:value="353200">
            <text:p>353200</text:p>
          </table:table-cell>
          <table:table-cell office:value-type="float" office:value="342600">
            <text:p>342600</text:p>
          </table:table-cell>
          <table:table-cell office:value-type="float" office:value="19.5">
            <text:p>19.5</text:p>
          </table:table-cell>
          <table:table-cell office:value-type="float" office:value="9.9">
            <text:p>9.9</text:p>
          </table:table-cell>
          <table:table-cell office:value-type="float" office:value="9.6">
            <text:p>9.6</text:p>
          </table:table-cell>
          <table:table-cell office:value-type="float" office:value="2.276">
            <text:p>2.276</text:p>
          </table:table-cell>
          <table:table-cell table:number-columns-repeated="3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6062">
            <text:p>36062</text:p>
          </table:table-cell>
          <table:table-cell office:value-type="float" office:value="681700">
            <text:p>681700</text:p>
          </table:table-cell>
          <table:table-cell office:value-type="float" office:value="331900">
            <text:p>331900</text:p>
          </table:table-cell>
          <table:table-cell office:value-type="float" office:value="349800">
            <text:p>349800</text:p>
          </table:table-cell>
          <table:table-cell office:value-type="float" office:value="19">
            <text:p>19</text:p>
          </table:table-cell>
          <table:table-cell office:value-type="float" office:value="9.3">
            <text:p>9.3</text:p>
          </table:table-cell>
          <table:table-cell office:value-type="float" office:value="9.7">
            <text:p>9.7</text:p>
          </table:table-cell>
          <table:table-cell office:value-type="float" office:value="2.235">
            <text:p>2.235</text:p>
          </table:table-cell>
          <table:table-cell table:number-columns-repeated="3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6399">
            <text:p>36399</text:p>
          </table:table-cell>
          <table:table-cell office:value-type="float" office:value="705400">
            <text:p>705400</text:p>
          </table:table-cell>
          <table:table-cell office:value-type="float" office:value="337900">
            <text:p>337900</text:p>
          </table:table-cell>
          <table:table-cell office:value-type="float" office:value="367500">
            <text:p>367500</text:p>
          </table:table-cell>
          <table:table-cell office:value-type="float" office:value="19.5">
            <text:p>19.5</text:p>
          </table:table-cell>
          <table:table-cell office:value-type="float" office:value="9.3">
            <text:p>9.3</text:p>
          </table:table-cell>
          <table:table-cell office:value-type="float" office:value="10.2">
            <text:p>10.2</text:p>
          </table:table-cell>
          <table:table-cell office:value-type="float" office:value="2.336">
            <text:p>2.336</text:p>
          </table:table-cell>
          <table:table-cell table:number-columns-repeated="3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6745">
            <text:p>36745</text:p>
          </table:table-cell>
          <table:table-cell office:value-type="float" office:value="723600">
            <text:p>723600</text:p>
          </table:table-cell>
          <table:table-cell office:value-type="float" office:value="352200">
            <text:p>352200</text:p>
          </table:table-cell>
          <table:table-cell office:value-type="float" office:value="371400">
            <text:p>371400</text:p>
          </table:table-cell>
          <table:table-cell office:value-type="float" office:value="19.7">
            <text:p>19.7</text:p>
          </table:table-cell>
          <table:table-cell office:value-type="float" office:value="9.6">
            <text:p>9.6</text:p>
          </table:table-cell>
          <table:table-cell office:value-type="float" office:value="10.1">
            <text:p>10.1</text:p>
          </table:table-cell>
          <table:table-cell office:value-type="float" office:value="2.416">
            <text:p>2.416</text:p>
          </table:table-cell>
          <table:table-cell table:number-columns-repeated="3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7063">
            <text:p>37063</text:p>
          </table:table-cell>
          <table:table-cell office:value-type="float" office:value="701700">
            <text:p>701700</text:p>
          </table:table-cell>
          <table:table-cell office:value-type="float" office:value="367600">
            <text:p>367600</text:p>
          </table:table-cell>
          <table:table-cell office:value-type="float" office:value="334100">
            <text:p>3341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.372">
            <text:p>2.372</text:p>
          </table:table-cell>
          <table:table-cell table:number-columns-repeated="3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7341">
            <text:p>37341</text:p>
          </table:table-cell>
          <table:table-cell office:value-type="float" office:value="680100">
            <text:p>680100</text:p>
          </table:table-cell>
          <table:table-cell office:value-type="float" office:value="384000">
            <text:p>384000</text:p>
          </table:table-cell>
          <table:table-cell office:value-type="float" office:value="296100">
            <text:p>296100</text:p>
          </table:table-cell>
          <table:table-cell office:value-type="float" office:value="18.2">
            <text:p>18.2</text:p>
          </table:table-cell>
          <table:table-cell office:value-type="float" office:value="10.3">
            <text:p>10.3</text:p>
          </table:table-cell>
          <table:table-cell office:value-type="float" office:value="7.9">
            <text:p>7.9</text:p>
          </table:table-cell>
          <table:table-cell office:value-type="float" office:value="2.329">
            <text:p>2.329</text:p>
          </table:table-cell>
          <table:table-cell table:number-columns-repeated="3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7572">
            <text:p>37572</text:p>
          </table:table-cell>
          <table:table-cell office:value-type="float" office:value="637200">
            <text:p>637200</text:p>
          </table:table-cell>
          <table:table-cell office:value-type="float" office:value="378800">
            <text:p>378800</text:p>
          </table:table-cell>
          <table:table-cell office:value-type="float" office:value="258400">
            <text:p>258400</text:p>
          </table:table-cell>
          <table:table-cell office:value-type="float" office:value="17">
            <text:p>17</text:p>
          </table:table-cell>
          <table:table-cell office:value-type="float" office:value="10.1">
            <text:p>10.1</text:p>
          </table:table-cell>
          <table:table-cell office:value-type="float" office:value="6.9">
            <text:p>6.9</text:p>
          </table:table-cell>
          <table:table-cell office:value-type="float" office:value="2.217">
            <text:p>2.217</text:p>
          </table:table-cell>
          <table:table-cell table:number-columns-repeated="3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7764">
            <text:p>37764</text:p>
          </table:table-cell>
          <table:table-cell office:value-type="float" office:value="607800">
            <text:p>607800</text:p>
          </table:table-cell>
          <table:table-cell office:value-type="float" office:value="380700">
            <text:p>380700</text:p>
          </table:table-cell>
          <table:table-cell office:value-type="float" office:value="227100">
            <text:p>227100</text:p>
          </table:table-cell>
          <table:table-cell office:value-type="float" office:value="16.1">
            <text:p>16.1</text:p>
          </table:table-cell>
          <table:table-cell office:value-type="float" office:value="10.1">
            <text:p>10.1</text:p>
          </table:table-cell>
          <table:table-cell office:value-type="float" office:value="6">
            <text:p>6</text:p>
          </table:table-cell>
          <table:table-cell office:value-type="float" office:value="2.154">
            <text:p>2.154</text:p>
          </table:table-cell>
          <table:table-cell table:number-columns-repeated="3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7885">
            <text:p>37885</text:p>
          </table:table-cell>
          <table:table-cell office:value-type="float" office:value="589900">
            <text:p>589900</text:p>
          </table:table-cell>
          <table:table-cell office:value-type="float" office:value="373000">
            <text:p>373000</text:p>
          </table:table-cell>
          <table:table-cell office:value-type="float" office:value="216900">
            <text:p>216900</text:p>
          </table:table-cell>
          <table:table-cell office:value-type="float" office:value="15.6">
            <text:p>15.6</text:p>
          </table:table-cell>
          <table:table-cell office:value-type="float" office:value="9.9">
            <text:p>9.9</text:p>
          </table:table-cell>
          <table:table-cell office:value-type="float" office:value="5.7">
            <text:p>5.7</text:p>
          </table:table-cell>
          <table:table-cell office:value-type="float" office:value="2.126">
            <text:p>2.126</text:p>
          </table:table-cell>
          <table:table-cell table:number-columns-repeated="3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7988">
            <text:p>37988</text:p>
          </table:table-cell>
          <table:table-cell office:value-type="float" office:value="564400">
            <text:p>564400</text:p>
          </table:table-cell>
          <table:table-cell office:value-type="float" office:value="383100">
            <text:p>383100</text:p>
          </table:table-cell>
          <table:table-cell office:value-type="float" office:value="181300">
            <text:p>181300</text:p>
          </table:table-cell>
          <table:table-cell office:value-type="float" office:value="14.8">
            <text:p>14.8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2.063">
            <text:p>2.063</text:p>
          </table:table-cell>
          <table:table-cell table:number-columns-repeated="3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8073">
            <text:p>38073</text:p>
          </table:table-cell>
          <table:table-cell office:value-type="float" office:value="547720">
            <text:p>547720</text:p>
          </table:table-cell>
          <table:table-cell office:value-type="float" office:value="390300">
            <text:p>390300</text:p>
          </table:table-cell>
          <table:table-cell office:value-type="float" office:value="157420">
            <text:p>157420</text:p>
          </table:table-cell>
          <table:table-cell office:value-type="float" office:value="14.3">
            <text:p>14.3</text:p>
          </table:table-cell>
          <table:table-cell office:value-type="float" office:value="10.2">
            <text:p>10.2</text:p>
          </table:table-cell>
          <table:table-cell office:value-type="float" office:value="4.1">
            <text:p>4.1</text:p>
          </table:table-cell>
          <table:table-cell office:value-type="float" office:value="1.989">
            <text:p>1.989</text:p>
          </table:table-cell>
          <table:table-cell table:number-columns-repeated="3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8144">
            <text:p>38144</text:p>
          </table:table-cell>
          <table:table-cell office:value-type="float" office:value="547719">
            <text:p>547719</text:p>
          </table:table-cell>
          <table:table-cell office:value-type="float" office:value="405700">
            <text:p>405700</text:p>
          </table:table-cell>
          <table:table-cell office:value-type="float" office:value="142019">
            <text:p>142019</text:p>
          </table:table-cell>
          <table:table-cell office:value-type="float" office:value="14.3">
            <text:p>14.3</text:p>
          </table:table-cell>
          <table:table-cell office:value-type="float" office:value="10.6">
            <text:p>10.6</text:p>
          </table:table-cell>
          <table:table-cell office:value-type="float" office:value="3.7">
            <text:p>3.7</text:p>
          </table:table-cell>
          <table:table-cell office:value-type="float" office:value="1.976">
            <text:p>1.976</text:p>
          </table:table-cell>
          <table:table-cell table:number-columns-repeated="3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8203">
            <text:p>38203</text:p>
          </table:table-cell>
          <table:table-cell office:value-type="float" office:value="515214">
            <text:p>515214</text:p>
          </table:table-cell>
          <table:table-cell office:value-type="float" office:value="394700">
            <text:p>394700</text:p>
          </table:table-cell>
          <table:table-cell office:value-type="float" office:value="120514">
            <text:p>120514</text:p>
          </table:table-cell>
          <table:table-cell office:value-type="float" office:value="13.5">
            <text:p>13.5</text:p>
          </table:table-cell>
          <table:table-cell office:value-type="float" office:value="10.3">
            <text:p>10.3</text:p>
          </table:table-cell>
          <table:table-cell office:value-type="float" office:value="3.2">
            <text:p>3.2</text:p>
          </table:table-cell>
          <table:table-cell office:value-type="float" office:value="1.849">
            <text:p>1.849</text:p>
          </table:table-cell>
          <table:table-cell table:number-columns-repeated="3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8239">
            <text:p>38239</text:p>
          </table:table-cell>
          <table:table-cell office:value-type="float" office:value="494310">
            <text:p>494310</text:p>
          </table:table-cell>
          <table:table-cell office:value-type="float" office:value="392300">
            <text:p>392300</text:p>
          </table:table-cell>
          <table:table-cell office:value-type="float" office:value="102010">
            <text:p>102010</text:p>
          </table:table-cell>
          <table:table-cell office:value-type="float" office:value="12.9">
            <text:p>12.9</text:p>
          </table:table-cell>
          <table:table-cell office:value-type="float" office:value="10.2">
            <text:p>10.2</text:p>
          </table:table-cell>
          <table:table-cell office:value-type="float" office:value="2.7">
            <text:p>2.7</text:p>
          </table:table-cell>
          <table:table-cell office:value-type="float" office:value="1.767">
            <text:p>1.767</text:p>
          </table:table-cell>
          <table:table-cell table:number-columns-repeated="3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8265">
            <text:p>38265</text:p>
          </table:table-cell>
          <table:table-cell office:value-type="float" office:value="481285">
            <text:p>481285</text:p>
          </table:table-cell>
          <table:table-cell office:value-type="float" office:value="386400">
            <text:p>386400</text:p>
          </table:table-cell>
          <table:table-cell office:value-type="float" office:value="94885">
            <text:p>94885</text:p>
          </table:table-cell>
          <table:table-cell office:value-type="float" office:value="12.6">
            <text:p>12.6</text:p>
          </table:table-cell>
          <table:table-cell office:value-type="float" office:value="10.1">
            <text:p>10.1</text:p>
          </table:table-cell>
          <table:table-cell office:value-type="float" office:value="2.5">
            <text:p>2.5</text:p>
          </table:table-cell>
          <table:table-cell office:value-type="float" office:value="1.72">
            <text:p>1.72</text:p>
          </table:table-cell>
          <table:table-cell table:number-columns-repeated="3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8284">
            <text:p>38284</text:p>
          </table:table-cell>
          <table:table-cell office:value-type="float" office:value="433109">
            <text:p>433109</text:p>
          </table:table-cell>
          <table:table-cell office:value-type="float" office:value="386100">
            <text:p>386100</text:p>
          </table:table-cell>
          <table:table-cell office:value-type="float" office:value="47009">
            <text:p>47009</text:p>
          </table:table-cell>
          <table:table-cell office:value-type="float" office:value="11.3">
            <text:p>11.3</text:p>
          </table:table-cell>
          <table:table-cell office:value-type="float" office:value="10.1">
            <text:p>10.1</text:p>
          </table:table-cell>
          <table:table-cell office:value-type="float" office:value="1.2">
            <text:p>1.2</text:p>
          </table:table-cell>
          <table:table-cell office:value-type="float" office:value="1.545">
            <text:p>1.545</text:p>
          </table:table-cell>
          <table:table-cell table:number-columns-repeated="3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8294">
            <text:p>38294</text:p>
          </table:table-cell>
          <table:table-cell office:value-type="float" office:value="428203">
            <text:p>428203</text:p>
          </table:table-cell>
          <table:table-cell office:value-type="float" office:value="385500">
            <text:p>385500</text:p>
          </table:table-cell>
          <table:table-cell office:value-type="float" office:value="42703">
            <text:p>42703</text:p>
          </table:table-cell>
          <table:table-cell office:value-type="float" office:value="11.2">
            <text:p>11.2</text:p>
          </table:table-cell>
          <table:table-cell office:value-type="float" office:value="10.1">
            <text:p>10.1</text:p>
          </table:table-cell>
          <table:table-cell office:value-type="float" office:value="1.1">
            <text:p>1.1</text:p>
          </table:table-cell>
          <table:table-cell office:value-type="float" office:value="1.525">
            <text:p>1.525</text:p>
          </table:table-cell>
          <table:table-cell table:number-columns-repeated="3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290">
            <text:p>38290</text:p>
          </table:table-cell>
          <table:table-cell office:value-type="float" office:value="412635">
            <text:p>412635</text:p>
          </table:table-cell>
          <table:table-cell office:value-type="float" office:value="380200">
            <text:p>380200</text:p>
          </table:table-cell>
          <table:table-cell office:value-type="float" office:value="32435">
            <text:p>32435</text:p>
          </table:table-cell>
          <table:table-cell office:value-type="float" office:value="10.8">
            <text:p>10.8</text:p>
          </table:table-cell>
          <table:table-cell office:value-type="float" office:value="9.9">
            <text:p>9.9</text:p>
          </table:table-cell>
          <table:table-cell office:value-type="float" office:value="0.9">
            <text:p>0.9</text:p>
          </table:table-cell>
          <table:table-cell office:value-type="float" office:value="1.468">
            <text:p>1.468</text:p>
          </table:table-cell>
          <table:table-cell table:number-columns-repeated="3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8277">
            <text:p>38277</text:p>
          </table:table-cell>
          <table:table-cell office:value-type="float" office:value="395619">
            <text:p>395619</text:p>
          </table:table-cell>
          <table:table-cell office:value-type="float" office:value="375300">
            <text:p>375300</text:p>
          </table:table-cell>
          <table:table-cell office:value-type="float" office:value="20319">
            <text:p>20319</text:p>
          </table:table-cell>
          <table:table-cell office:value-type="float" office:value="10.3">
            <text:p>10.3</text:p>
          </table:table-cell>
          <table:table-cell office:value-type="float" office:value="9.9">
            <text:p>9.9</text:p>
          </table:table-cell>
          <table:table-cell office:value-type="float" office:value="0.5">
            <text:p>0.5</text:p>
          </table:table-cell>
          <table:table-cell office:value-type="float" office:value="1.407">
            <text:p>1.407</text:p>
          </table:table-cell>
          <table:table-cell table:number-columns-repeated="3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8263.3">
            <text:p>38263.3</text:p>
          </table:table-cell>
          <table:table-cell office:value-type="float" office:value="382002">
            <text:p>382002</text:p>
          </table:table-cell>
          <table:table-cell office:value-type="float" office:value="381400">
            <text:p>381400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73">
            <text:p>1.373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8254">
            <text:p>38254</text:p>
          </table:table-cell>
          <table:table-cell office:value-type="float" office:value="378348">
            <text:p>378348</text:p>
          </table:table-cell>
          <table:table-cell office:value-type="float" office:value="368000">
            <text:p>368000</text:p>
          </table:table-cell>
          <table:table-cell office:value-type="float" office:value="10348">
            <text:p>10348</text:p>
          </table:table-cell>
          <table:table-cell office:value-type="float" office:value="9.9">
            <text:p>9.9</text:p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1.367">
            <text:p>1.367</text:p>
          </table:table-cell>
          <table:table-cell table:number-columns-repeated="3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8242.2">
            <text:p>38242.2</text:p>
          </table:table-cell>
          <table:table-cell office:value-type="float" office:value="368205">
            <text:p>368205</text:p>
          </table:table-cell>
          <table:table-cell office:value-type="float" office:value="363200">
            <text:p>363200</text:p>
          </table:table-cell>
          <table:table-cell office:value-type="float" office:value="5005">
            <text:p>5005</text:p>
          </table:table-cell>
          <table:table-cell office:value-type="float" office:value="9.6">
            <text:p>9.6</text:p>
          </table:table-cell>
          <table:table-cell office:value-type="float" office:value="9.5">
            <text:p>9.5</text:p>
          </table:table-cell>
          <table:table-cell office:value-type="float" office:value="0.1">
            <text:p>0.1</text:p>
          </table:table-cell>
          <table:table-cell office:value-type="float" office:value="1.315">
            <text:p>1.315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218.5">
            <text:p>38218.5</text:p>
          </table:table-cell>
          <table:table-cell office:value-type="float" office:value="353765">
            <text:p>353765</text:p>
          </table:table-cell>
          <table:table-cell office:value-type="float" office:value="359500">
            <text:p>359500</text:p>
          </table:table-cell>
          <table:table-cell office:value-type="float" office:value="-5735">
            <text:p>-5735</text:p>
          </table:table-cell>
          <table:table-cell office:value-type="float" office:value="9.3">
            <text:p>9.3</text:p>
          </table:table-cell>
          <table:table-cell office:value-type="float" office:value="9.4">
            <text:p>9.4</text:p>
          </table:table-cell>
          <table:table-cell office:value-type="float" office:value="-0.1">
            <text:p>-0.1</text:p>
          </table:table-cell>
          <table:table-cell office:value-type="float" office:value="1.249">
            <text:p>1.249</text:p>
          </table:table-cell>
          <table:table-cell table:number-columns-repeated="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190.6">
            <text:p>38190.6</text:p>
          </table:table-cell>
          <table:table-cell office:value-type="float" office:value="351072">
            <text:p>351072</text:p>
          </table:table-cell>
          <table:table-cell office:value-type="float" office:value="365200">
            <text:p>365200</text:p>
          </table:table-cell>
          <table:table-cell office:value-type="float" office:value="-14128">
            <text:p>-14128</text:p>
          </table:table-cell>
          <table:table-cell office:value-type="float" office:value="9.2">
            <text:p>9.2</text:p>
          </table:table-cell>
          <table:table-cell office:value-type="float" office:value="9.6">
            <text:p>9.6</text:p>
          </table:table-cell>
          <table:table-cell office:value-type="float" office:value="-0.4">
            <text:p>-0.4</text:p>
          </table:table-cell>
          <table:table-cell office:value-type="float" office:value="1.222">
            <text:p>1.222</text:p>
          </table:table-cell>
          <table:table-cell table:number-columns-repeated="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173.8">
            <text:p>38173.8</text:p>
          </table:table-cell>
          <table:table-cell office:value-type="float" office:value="356131">
            <text:p>356131</text:p>
          </table:table-cell>
          <table:table-cell office:value-type="float" office:value="363500">
            <text:p>363500</text:p>
          </table:table-cell>
          <table:table-cell office:value-type="float" office:value="-7369">
            <text:p>-7369</text:p>
          </table:table-cell>
          <table:table-cell office:value-type="float" office:value="9.3">
            <text:p>9.3</text:p>
          </table:table-cell>
          <table:table-cell office:value-type="float" office:value="9.5">
            <text:p>9.5</text:p>
          </table:table-cell>
          <table:table-cell office:value-type="float" office:value="-0.2">
            <text:p>-0.2</text:p>
          </table:table-cell>
          <table:table-cell office:value-type="float" office:value="1.227">
            <text:p>1.227</text:p>
          </table:table-cell>
          <table:table-cell table:number-columns-repeated="3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157.1">
            <text:p>38157.1</text:p>
          </table:table-cell>
          <table:table-cell office:value-type="float" office:value="364383">
            <text:p>364383</text:p>
          </table:table-cell>
          <table:table-cell office:value-type="float" office:value="368300">
            <text:p>368300</text:p>
          </table:table-cell>
          <table:table-cell office:value-type="float" office:value="-3883">
            <text:p>-3883</text:p>
          </table:table-cell>
          <table:table-cell office:value-type="float" office:value="9.6">
            <text:p>9.6</text:p>
          </table:table-cell>
          <table:table-cell office:value-type="float" office:value="9.7">
            <text:p>9.7</text:p>
          </table:table-cell>
          <table:table-cell office:value-type="float" office:value="-0.1">
            <text:p>-0.1</text:p>
          </table:table-cell>
          <table:table-cell office:value-type="float" office:value="1.243">
            <text:p>1.24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125.5">
            <text:p>38125.5</text:p>
          </table:table-cell>
          <table:table-cell office:value-type="float" office:value="374244">
            <text:p>374244</text:p>
          </table:table-cell>
          <table:table-cell office:value-type="float" office:value="369700">
            <text:p>369700</text:p>
          </table:table-cell>
          <table:table-cell office:value-type="float" office:value="4544">
            <text:p>4544</text:p>
          </table:table-cell>
          <table:table-cell office:value-type="float" office:value="9.8">
            <text:p>9.8</text:p>
          </table:table-cell>
          <table:table-cell office:value-type="float" office:value="9.7">
            <text:p>9.7</text:p>
          </table:table-cell>
          <table:table-cell office:value-type="float" office:value="0.1">
            <text:p>0.1</text:p>
          </table:table-cell>
          <table:table-cell office:value-type="float" office:value="1.267">
            <text:p>1.267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8115.6">
            <text:p>38115.6</text:p>
          </table:table-cell>
          <table:table-cell office:value-type="float" office:value="387873">
            <text:p>387873</text:p>
          </table:table-cell>
          <table:table-cell office:value-type="float" office:value="377200">
            <text:p>377200</text:p>
          </table:table-cell>
          <table:table-cell office:value-type="float" office:value="10673">
            <text:p>10673</text:p>
          </table:table-cell>
          <table:table-cell office:value-type="float" office:value="10.2">
            <text:p>10.2</text:p>
          </table:table-cell>
          <table:table-cell office:value-type="float" office:value="9.9">
            <text:p>9.9</text:p>
          </table:table-cell>
          <table:table-cell office:value-type="float" office:value="0.3">
            <text:p>0.3</text:p>
          </table:table-cell>
          <table:table-cell office:value-type="float" office:value="1.306">
            <text:p>1.306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8135.9">
            <text:p>38135.9</text:p>
          </table:table-cell>
          <table:table-cell office:value-type="float" office:value="414499">
            <text:p>414499</text:p>
          </table:table-cell>
          <table:table-cell office:value-type="float" office:value="379400">
            <text:p>379400</text:p>
          </table:table-cell>
          <table:table-cell office:value-type="float" office:value="35099">
            <text:p>35099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  <table:table-cell office:value-type="float" office:value="1.39">
            <text:p>1.39</text:p>
          </table:table-cell>
          <table:table-cell table:number-columns-repeated="3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8167.3">
            <text:p>38167.3</text:p>
          </table:table-cell>
          <table:table-cell office:value-type="float" office:value="417589">
            <text:p>417589</text:p>
          </table:table-cell>
          <table:table-cell office:value-type="float" office:value="384900">
            <text:p>384900</text:p>
          </table:table-cell>
          <table:table-cell office:value-type="float" office:value="32689">
            <text:p>32689</text:p>
          </table:table-cell>
          <table:table-cell office:value-type="float" office:value="11">
            <text:p>11</text:p>
          </table:table-cell>
          <table:table-cell office:value-type="float" office:value="10.1">
            <text:p>10.1</text:p>
          </table:table-cell>
          <table:table-cell office:value-type="float" office:value="0.9">
            <text:p>0.9</text:p>
          </table:table-cell>
          <table:table-cell office:value-type="float" office:value="1.398">
            <text:p>1.398</text:p>
          </table:table-cell>
          <table:table-cell table:number-columns-repeated="3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8529.9">
            <text:p>38529.9</text:p>
          </table:table-cell>
          <table:table-cell office:value-type="float" office:value="413300">
            <text:p>413300</text:p>
          </table:table-cell>
          <table:table-cell office:value-type="float" office:value="378500">
            <text:p>378500</text:p>
          </table:table-cell>
          <table:table-cell office:value-type="float" office:value="34800">
            <text:p>34800</text:p>
          </table:table-cell>
          <table:table-cell office:value-type="float" office:value="10.7">
            <text:p>10.7</text:p>
          </table:table-cell>
          <table:table-cell office:value-type="float" office:value="9.8">
            <text:p>9.8</text:p>
          </table:table-cell>
          <table:table-cell office:value-type="float" office:value="0.9">
            <text:p>0.9</text:p>
          </table:table-cell>
          <table:table-cell office:value-type="float" office:value="1.376">
            <text:p>1.376</text:p>
          </table:table-cell>
          <table:table-cell table:number-columns-repeated="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8538.4">
            <text:p>38538.4</text:p>
          </table:table-cell>
          <table:table-cell office:value-type="float" office:value="388416">
            <text:p>388416</text:p>
          </table:table-cell>
          <table:table-cell office:value-type="float" office:value="375500">
            <text:p>375500</text:p>
          </table:table-cell>
          <table:table-cell office:value-type="float" office:value="12916">
            <text:p>12916</text:p>
          </table:table-cell>
          <table:table-cell office:value-type="float" office:value="10.1">
            <text:p>10.1</text:p>
          </table:table-cell>
          <table:table-cell office:value-type="float" office:value="9.7">
            <text:p>9.7</text:p>
          </table:table-cell>
          <table:table-cell office:value-type="float" office:value="0.3">
            <text:p>0.3</text:p>
          </table:table-cell>
          <table:table-cell office:value-type="float" office:value="1.297">
            <text:p>1.297</text:p>
          </table:table-cell>
          <table:table-cell table:number-columns-repeated="3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8533.3">
            <text:p>38533.3</text:p>
          </table:table-cell>
          <table:table-cell office:value-type="float" office:value="386257">
            <text:p>386257</text:p>
          </table:table-cell>
          <table:table-cell office:value-type="float" office:value="384800">
            <text:p>384800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99">
            <text:p>1.299</text:p>
          </table:table-cell>
          <table:table-cell table:number-columns-repeated="3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8495.7">
            <text:p>38495.7</text:p>
          </table:table-cell>
          <table:table-cell office:value-type="float" office:value="369576">
            <text:p>369576</text:p>
          </table:table-cell>
          <table:table-cell office:value-type="float" office:value="387300">
            <text:p>387300</text:p>
          </table:table-cell>
          <table:table-cell office:value-type="float" office:value="-17724">
            <text:p>-17724</text:p>
          </table:table-cell>
          <table:table-cell office:value-type="float" office:value="9.6">
            <text:p>9.6</text:p>
          </table:table-cell>
          <table:table-cell office:value-type="float" office:value="10.1">
            <text:p>10.1</text:p>
          </table:table-cell>
          <table:table-cell office:value-type="float" office:value="-0.5">
            <text:p>-0.5</text:p>
          </table:table-cell>
          <table:table-cell office:value-type="float" office:value="1.256">
            <text:p>1.256</text:p>
          </table:table-cell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8478.6">
            <text:p>38478.6</text:p>
          </table:table-cell>
          <table:table-cell office:value-type="float" office:value="375160">
            <text:p>375160</text:p>
          </table:table-cell>
          <table:table-cell office:value-type="float" office:value="376500">
            <text:p>376500</text:p>
          </table:table-cell>
          <table:table-cell office:value-type="float" office:value="-1340">
            <text:p>-1340</text:p>
          </table:table-cell>
          <table:table-cell office:value-type="float" office:value="9.7">
            <text:p>9.7</text:p>
          </table:table-cell>
          <table:table-cell office:value-type="float" office:value="9.8">
            <text:p>9.8</text:p>
          </table:table-cell>
          <table:table-cell office:value-type="float" office:value="-0.1">
            <text:p>-0.1</text:p>
          </table:table-cell>
          <table:table-cell office:value-type="float" office:value="1.29">
            <text:p>1.29</text:p>
          </table:table-cell>
          <table:table-cell table:number-columns-repeated="3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8437.2">
            <text:p>38437.2</text:p>
          </table:table-cell>
          <table:table-cell office:value-type="float" office:value="369308">
            <text:p>369308</text:p>
          </table:table-cell>
          <table:table-cell office:value-type="float" office:value="394921">
            <text:p>394921</text:p>
          </table:table-cell>
          <table:table-cell office:value-type="float" office:value="-25613">
            <text:p>-25613</text:p>
          </table:table-cell>
          <table:table-cell office:value-type="float" office:value="9.6">
            <text:p>9.6</text:p>
          </table:table-cell>
          <table:table-cell office:value-type="float" office:value="10.3">
            <text:p>10.3</text:p>
          </table:table-cell>
          <table:table-cell office:value-type="float" office:value="-0.7">
            <text:p>-0.7</text:p>
          </table:table-cell>
          <table:table-cell office:value-type="float" office:value="1.289">
            <text:p>1.289</text:p>
          </table:table-cell>
          <table:table-cell office:value-type="float" office:value="12330">
            <text:p>12330</text:p>
          </table:table-cell>
          <table:table-cell office:value-type="float" office:value="28080">
            <text:p>28080</text:p>
          </table:table-cell>
          <table:table-cell office:value-type="float" office:value="-15750">
            <text:p>-15750</text:p>
          </table:table-cell>
        </table:table-row>
        <table:table-row table:style-name="ro1">
          <table:table-cell table:style-name="ce1" office:value-type="float" office:value="2016">
            <text:p>2016</text:p>
          </table:table-cell>
          <table:table-cell office:value-type="float" office:value="38433">
            <text:p>38433</text:p>
          </table:table-cell>
          <table:table-cell office:value-type="float" office:value="382257">
            <text:p>382257</text:p>
          </table:table-cell>
          <table:table-cell office:value-type="float" office:value="388009">
            <text:p>388009</text:p>
          </table:table-cell>
          <table:table-cell office:value-type="float" office:value="-5752">
            <text:p>-5752</text:p>
          </table:table-cell>
          <table:table-cell office:value-type="float" office:value="9.9">
            <text:p>9.9</text:p>
          </table:table-cell>
          <table:table-cell office:value-type="float" office:value="10.1">
            <text:p>10.1</text:p>
          </table:table-cell>
          <table:table-cell office:value-type="float" office:value="-0.2">
            <text:p>-0.2</text:p>
          </table:table-cell>
          <table:table-cell office:value-type="float" office:value="1.357">
            <text:p>1.357</text:p>
          </table:table-cell>
          <table:table-cell office:value-type="float" office:value="13475">
            <text:p>13475</text:p>
          </table:table-cell>
          <table:table-cell office:value-type="float" office:value="11970">
            <text:p>11970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table:style-name="ce1" office:value-type="float" office:value="2017">
            <text:p>2017</text:p>
          </table:table-cell>
          <table:table-cell office:value-type="float" office:value="38434">
            <text:p>38434</text:p>
          </table:table-cell>
          <table:table-cell office:value-type="float" office:value="402000">
            <text:p>402000</text:p>
          </table:table-cell>
          <table:table-cell office:value-type="float" office:value="402852">
            <text:p>402852</text:p>
          </table:table-cell>
          <table:table-cell office:value-type="float" office:value="-852">
            <text:p>-852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3324">
            <text:p>13324</text:p>
          </table:table-cell>
          <table:table-cell office:value-type="float" office:value="11888">
            <text:p>11888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table:style-name="ce1" office:value-type="float" office:value="2018">
            <text:p>2018</text:p>
          </table:table-cell>
          <table:table-cell office:value-type="float" office:value="38411">
            <text:p>38411</text:p>
          </table:table-cell>
          <table:table-cell office:value-type="float" office:value="388200">
            <text:p>388200</text:p>
          </table:table-cell>
          <table:table-cell office:value-type="float" office:value="414200">
            <text:p>414200</text:p>
          </table:table-cell>
          <table:table-cell office:value-type="float" office:value="-25789">
            <text:p>-25789</text:p>
          </table:table-cell>
          <table:table-cell office:value-type="float" office:value="10.1">
            <text:p>10.1</text:p>
          </table:table-cell>
          <table:table-cell office:value-type="float" office:value="10.8">
            <text:p>10.8</text:p>
          </table:table-cell>
          <table:table-cell office:value-type="float" office:value="-0.7">
            <text:p>-0.7</text:p>
          </table:table-cell>
          <table:table-cell office:value-type="float" office:value="1.435">
            <text:p>1.435</text:p>
          </table:table-cell>
          <table:table-cell office:value-type="float" office:value="15461">
            <text:p>15461</text:p>
          </table:table-cell>
          <table:table-cell office:value-type="float" office:value="11849">
            <text:p>11849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table:style-name="ce1" office:value-type="float" office:value="2019">
            <text:p>2019</text:p>
          </table:table-cell>
          <table:table-cell office:value-type="float" office:value="38383">
            <text:p>38383</text:p>
          </table:table-cell>
          <table:table-cell office:value-type="float" office:value="374800">
            <text:p>374800</text:p>
          </table:table-cell>
          <table:table-cell office:value-type="float" office:value="409709">
            <text:p>409709</text:p>
          </table:table-cell>
          <table:table-cell office:value-type="float" office:value="-34909">
            <text:p>-34909</text:p>
          </table:table-cell>
          <table:table-cell office:value-type="float" office:value="9.8">
            <text:p>9.8</text:p>
          </table:table-cell>
          <table:table-cell office:value-type="float" office:value="10.7">
            <text:p>10.7</text:p>
          </table:table-cell>
          <table:table-cell office:value-type="float" office:value="-0.9">
            <text:p>-0.9</text:p>
          </table:table-cell>
          <table:table-cell office:value-type="float" office:value="1.419">
            <text:p>1.419</text:p>
          </table:table-cell>
          <table:table-cell office:value-type="float" office:value="16900">
            <text:p>16900</text:p>
          </table:table-cell>
          <table:table-cell office:value-type="float" office:value="10700">
            <text:p>107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table:style-name="ce1" office:value-type="float" office:value="2020">
            <text:p>2020</text:p>
          </table:table-cell>
          <table:table-cell office:value-type="float" office:value="38268">
            <text:p>38268</text:p>
          </table:table-cell>
          <table:table-cell office:value-type="float" office:value="354700">
            <text:p>354700</text:p>
          </table:table-cell>
          <table:table-cell office:value-type="float" office:value="477335">
            <text:p>477335</text:p>
          </table:table-cell>
          <table:table-cell office:value-type="float" office:value="-122635">
            <text:p>-122635</text:p>
          </table:table-cell>
          <table:table-cell office:value-type="float" office:value="9.2">
            <text:p>9.2</text:p>
          </table:table-cell>
          <table:table-cell office:value-type="float" office:value="12.4">
            <text:p>12.4</text:p>
          </table:table-cell>
          <table:table-cell office:value-type="float" office:value="-3.2">
            <text:p>-3.2</text:p>
          </table:table-cell>
          <table:table-cell office:value-type="float" office:value="1.378">
            <text:p>1.378</text:p>
          </table:table-cell>
          <table:table-cell table:number-columns-repeated="2"/>
          <table:table-cell office:value-type="float" office:value="7000">
            <text:p>7000</text:p>
          </table:table-cell>
        </table:table-row>
        <table:table-row table:style-name="ro1">
          <table:table-cell table:style-name="ce1" office:value-type="float" office:value="2021">
            <text:p>2021</text:p>
          </table:table-cell>
          <table:table-cell office:value-type="float" office:value="38081">
            <text:p>38081</text:p>
          </table:table-cell>
          <table:table-cell office:value-type="float" office:value="331000">
            <text:p>331000</text:p>
          </table:table-cell>
          <table:table-cell office:value-type="float" office:value="519000">
            <text:p>519000</text:p>
          </table:table-cell>
          <table:table-cell office:value-type="float" office:value="-188000">
            <text:p>-188000</text:p>
          </table:table-cell>
          <table:table-cell office:value-type="float" office:value="8.7">
            <text:p>8.7</text:p>
          </table:table-cell>
          <table:table-cell office:value-type="float" office:value="13.6">
            <text:p>13.6</text:p>
          </table:table-cell>
          <table:table-cell office:value-type="float" office:value="-4.9">
            <text:p>-4.9</text:p>
          </table:table-cell>
          <table:table-cell table:number-columns-repeated="4"/>
        </table:table-row>
        <table:table-row table:style-name="ro1">
          <table:table-cell table:style-name="ce1" office:value-type="float" office:value="2022">
            <text:p>2022</text:p>
          </table:table-cell>
          <table:table-cell office:value-type="float" office:value="37938">
            <text:p>37938</text:p>
          </table:table-cell>
          <table:table-cell office:value-type="float" office:value="305100">
            <text:p>305100</text:p>
          </table:table-cell>
          <table:table-cell office:value-type="float" office:value="448400">
            <text:p>448400</text:p>
          </table:table-cell>
          <table:table-cell office:value-type="float" office:value="-143300">
            <text:p>-143300</text:p>
          </table:table-cell>
          <table:table-cell office:value-type="float" office:value="8.1">
            <text:p>8.1</text:p>
          </table:table-cell>
          <table:table-cell office:value-type="float" office:value="11.9">
            <text:p>11.9</text:p>
          </table:table-cell>
          <table:table-cell office:value-type="float" office:value="-3.8">
            <text:p>-3.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4">14.08.2023</text:date>, <text:time>09:57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4T09:57:33</dc:date>
    <dc:creator>Andrzej Bystrzycki</dc:creator>
    <meta:generator>OpenOffice.org/3.3$Win32 OpenOffice.org_project/330m20$Build-9567</meta:generator>
    <meta:editing-duration>PT12M47S</meta:editing-duration>
    <meta:editing-cycles>4</meta:editing-cycles>
    <meta:document-statistic meta:table-count="1" meta:cell-count="717" meta:object-count="0"/>
  </office:meta>
</office:document-meta>
</file>